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28000000FEC16C7316F.svm"/>
  <manifest:file-entry manifest:media-type="" manifest:full-path="Pictures/2000000700006265000011C8C67AAF65.svm"/>
  <manifest:file-entry manifest:media-type="" manifest:full-path="Pictures/2000000700006280000015B5EFEDE175.svm"/>
  <manifest:file-entry manifest:media-type="" manifest:full-path="Pictures/20000007000062B500000F18A7C4D239.svm"/>
  <manifest:file-entry manifest:media-type="" manifest:full-path="Pictures/20000007000062800000140E2D913A68.svm"/>
  <manifest:file-entry manifest:media-type="" manifest:full-path="Pictures/200000070000623000000FB73C8D1937.svm"/>
  <manifest:file-entry manifest:media-type="" manifest:full-path="Pictures/200000070000629A00000F1873E30594.svm"/>
  <manifest:file-entry manifest:media-type="" manifest:full-path="Pictures/20000007000061E10000149261902FB3.svm"/>
  <manifest:file-entry manifest:media-type="" manifest:full-path="Pictures/2000000700006265000018806C8597A3.svm"/>
  <manifest:file-entry manifest:media-type="" manifest:full-path="Pictures/200000070000631F00001478502D71DD.svm"/>
  <manifest:file-entry manifest:media-type="" manifest:full-path="Pictures/2000000700006230000010F41598FDD2.svm"/>
  <manifest:file-entry manifest:media-type="" manifest:full-path="Pictures/200000070000629A00000F320418E1ED.svm"/>
  <manifest:file-entry manifest:media-type="" manifest:full-path="Pictures/2000000700006265000044037D7C4626.svm"/>
  <manifest:file-entry manifest:media-type="" manifest:full-path="Pictures/200000070000629A000010BF6DDDE7E8.svm"/>
  <manifest:file-entry manifest:media-type="" manifest:full-path="Pictures/20000007000062CF000014ADC366B64E.svm"/>
  <manifest:file-entry manifest:media-type="" manifest:full-path="Pictures/20000007000062800000163AA3C1A7C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24pt" style:font-size-asian="24pt" style:font-size-complex="2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language="es" fo:country="ES" style:language-asian="es" style:country-asian="ES" style:font-name-complex="Times New Roman"/>
    </style:style>
    <style:style style:name="P5" style:family="paragraph" style:parent-style-name="Standard">
      <style:paragraph-properties fo:break-before="page"/>
      <style:text-properties style:font-name="Times New Roman" fo:language="es" fo:country="ES" style:language-asian="es" style:country-asian="ES" style:font-name-complex="Times New Roman"/>
    </style:style>
    <style:style style:name="P6" style:family="paragraph" style:parent-style-name="Contents_20_1">
      <style:paragraph-properties fo:break-before="page">
        <style:tab-stops>
          <style:tab-stop style:position="15.983cm" style:type="right" style:leader-style="dotted" style:leader-text="."/>
        </style:tab-stops>
      </style:paragraph-properties>
      <style:text-properties fo:font-size="24pt" style:font-size-asian="24pt" style:font-size-complex="24pt"/>
    </style:style>
    <style:style style:name="P7" style:family="paragraph" style:parent-style-name="Encabezado">
      <style:text-properties fo:font-size="24pt" style:font-size-asian="24pt" style:font-size-complex="24pt"/>
    </style:style>
    <style:style style:name="P8" style:family="paragraph" style:parent-style-name="Encabezado">
      <style:text-properties fo:font-size="16pt" fo:font-weight="normal" style:font-size-asian="16pt" style:font-weight-asian="normal" style:font-size-complex="24pt"/>
    </style:style>
    <style:style style:name="P9" style:family="paragraph" style:parent-style-name="Encabezado">
      <style:text-properties fo:font-size="16pt" fo:font-weight="normal" style:font-size-asian="16pt" style:font-weight-asian="normal" style:font-size-complex="18pt"/>
    </style:style>
    <style:style style:name="P10" style:family="paragraph" style:parent-style-name="Encabezado">
      <style:text-properties style:font-size-complex="18pt"/>
    </style:style>
    <style:style style:name="P11" style:family="paragraph" style:parent-style-name="Encabezado">
      <style:paragraph-properties loext:contextual-spacing="false" fo:margin-top="0.106cm" fo:margin-bottom="0.106cm"/>
      <style:text-properties fo:font-size="16pt" fo:font-weight="normal" style:font-size-asian="16pt" style:font-weight-asian="normal" style:font-size-complex="18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Encabezado" style:master-page-name="Standard">
      <style:paragraph-properties loext:contextual-spacing="false" fo:margin-top="0.423cm" fo:margin-bottom="0.106cm" style:page-number="auto"/>
      <style:text-properties fo:font-size="24pt" style:font-size-asian="24pt" style:font-size-complex="24pt"/>
    </style:style>
    <style:style style:name="P14" style:family="paragraph" style:parent-style-name="Heading_20_3">
      <style:paragraph-properties fo:margin-left="0cm" fo:margin-right="0cm" fo:text-indent="0cm" style:auto-text-indent="false"/>
    </style:style>
    <style:style style:name="P15" style:family="paragraph" style:parent-style-name="Text" style:list-style-name="L1"/>
    <style:style style:name="P16" style:family="paragraph" style:parent-style-name="Text" style:list-style-name="WW8Num9"/>
    <style:style style:name="P17" style:family="paragraph" style:parent-style-name="Text">
      <style:paragraph-properties fo:margin-left="0cm" fo:margin-right="0cm" fo:text-indent="0cm" style:auto-text-indent="false"/>
    </style:style>
    <style:style style:name="P1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Universidad ORT</text:p>
      <text:p>Centro CTC</text:p>
      <text:p>CEI</text:p>
      <text:p/>
      <text:p/>
      <text:p>NOMBRE DEL PROYECTO</text:p>
      <text:p>Obligatorio de introducción a la computación.</text:p>
      <text:p/>
      <text:p/>
      <text:p>ASIGNATURAS</text:p>
      <text:p>Introducción a la computación</text:p>
      <text:p/>
      <text:p/>
      <text:p>INTEGRANTES DEL EQUIPO</text:p>
      <text:p>Mauro Aguirre</text:p>
      <text:p text:style-name="Heading">Matías Cabrera</text:p>
      <text:p/>
      <text:p/>
      <text:p>AÑO</text:p>
      <text:p text:style-name="Heading">2017</text:p>
      <text:p text:style-name="Standard"/>
      <text:p text:style-name="P2"/>
      <text:p text:style-name="P6">Índice</text:p>
      <text:p text:style-name="P3"/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_RefHeading___Toc296933272">1 Introducción.<text:tab/>3</text:a></text:p>
          <text:p text:style-name="P18"><text:a xlink:type="simple" xlink:href="#__RefHeading___Toc296933273">2 Presentación del problema.<text:tab/>3</text:a></text:p>
          <text:p text:style-name="P19"><text:a xlink:type="simple" xlink:href="#__RefHeading___Toc456_2691856809">2.1 Diseñar e implementar un sistema que permita:<text:tab/>3</text:a></text:p>
          <text:p text:style-name="P19"><text:a xlink:type="simple" xlink:href="#__RefHeading___Toc458_2691856809">2.2 Consideraciones:<text:tab/>3</text:a></text:p>
          <text:p text:style-name="P18"><text:a xlink:type="simple" xlink:href="#__RefHeading___Toc296933274">3 Objetivos<text:tab/>4</text:a></text:p>
          <text:p text:style-name="P18"><text:a xlink:type="simple" xlink:href="#__RefHeading___Toc296933275">4 Lista de requerimientos<text:tab/>4</text:a></text:p>
          <text:p text:style-name="P19"><text:a xlink:type="simple" xlink:href="#__RefHeading___Toc296933276">4.1 Requerimientos funcionales<text:tab/>4</text:a></text:p>
          <text:p text:style-name="P19"><text:a xlink:type="simple" xlink:href="#__RefHeading___Toc296933277">4.2 Requerimientos No funcionales<text:tab/>5</text:a></text:p>
          <text:p text:style-name="P18"><text:a xlink:type="simple" xlink:href="#__RefHeading___Toc296933278">5 Alcances y limitaciones<text:tab/>5</text:a></text:p>
          <text:p text:style-name="P19"><text:a xlink:type="simple" xlink:href="#__RefHeading___Toc2842_3810091440">5.1 Alcances:<text:tab/>5</text:a></text:p>
          <text:p text:style-name="P20"><text:a xlink:type="simple" xlink:href="#__RefHeading___Toc2844_3810091440">5.1.1 Cambio de base:<text:tab/>5</text:a></text:p>
          <text:p text:style-name="P20"><text:a xlink:type="simple" xlink:href="#__RefHeading___Toc2846_3810091440">5.1.2 Almacenar internamente un valor:<text:tab/>5</text:a></text:p>
          <text:p text:style-name="P20"><text:a xlink:type="simple" xlink:href="#__RefHeading___Toc2848_3810091440">5.1.3 Almacenamiento de punto flotante:<text:tab/>5</text:a></text:p>
          <text:p text:style-name="P19"><text:a xlink:type="simple" xlink:href="#__RefHeading___Toc2850_3810091440">5.2 Limitaciones:<text:tab/>6</text:a></text:p>
          <text:p text:style-name="P20"><text:a xlink:type="simple" xlink:href="#__RefHeading___Toc2852_3810091440">5.2.1 Cambio de base:<text:tab/>6</text:a></text:p>
          <text:p text:style-name="P20"><text:a xlink:type="simple" xlink:href="#__RefHeading___Toc2854_3810091440">5.2.2 Almacenar internamente un valor:<text:tab/>6</text:a></text:p>
          <text:p text:style-name="P20"><text:a xlink:type="simple" xlink:href="#__RefHeading___Toc2856_3810091440">5.2.3 Almacenamiento de punto flotante:<text:tab/>6</text:a></text:p>
          <text:p text:style-name="P18"><text:a xlink:type="simple" xlink:href="#__RefHeading___Toc296933286">6 Diseño<text:tab/>6</text:a></text:p>
          <text:p text:style-name="P19"><text:a xlink:type="simple" xlink:href="#__RefHeading__4292_1512832458">6.1 Manual de Usuario<text:tab/>6</text:a></text:p>
          <text:p text:style-name="P20"><text:a xlink:type="simple" xlink:href="#__RefHeading__4294_1512832458">6.1.1 Inicio:<text:tab/>6</text:a></text:p>
          <text:p text:style-name="P20"><text:a xlink:type="simple" xlink:href="#__RefHeading__4296_1512832458">6.1.2 Cambio de base:<text:tab/>7</text:a></text:p>
          <text:p text:style-name="P20"><text:a xlink:type="simple" xlink:href="#__RefHeading__4298_1512832458">6.1.3 Almacenar internamente un valor:<text:tab/>8</text:a></text:p>
          <text:p text:style-name="P20"><text:a xlink:type="simple" xlink:href="#__RefHeading__4300_1512832458">6.1.4 Almacenamiento de punto flotante:<text:tab/>9</text:a></text:p>
        </text:index-body>
      </text:table-of-content>
      <text:p text:style-name="P4"/>
      <text:p text:style-name="P5"/>
      <text:h text:style-name="Heading_20_1" text:outline-level="1"><text:bookmark-start text:name="__RefHeading___Toc296933272"/>Introducción.<text:bookmark-end text:name="__RefHeading___Toc296933272"/></text:h>
      <text:p text:style-name="Text">Tenemos la tarea de realizar un programa permita tanto la conversión de caracteres, el cambio de base de números, el almacenamientos interno de los mismos y almacenamiento de punto flotante. </text:p>
      <text:h text:style-name="Heading_20_1" text:outline-level="1"><text:bookmark-start text:name="__RefHeading___Toc296933273"/>Presentación del problema.<text:bookmark-end text:name="__RefHeading___Toc296933273"/></text:h>
      <text:p text:style-name="Text">A continuación se detallaran los procesos que se realizan para la conversión y el almacenamiento.</text:p>
      <text:p text:style-name="Text"/>
      <text:h text:style-name="Heading_20_2" text:outline-level="2"><text:bookmark-start text:name="__RefHeading___Toc456_2691856809"/>Diseñar e implementar un sistema que permita:<text:bookmark-end text:name="__RefHeading___Toc456_2691856809"/></text:h>
      <text:list xml:id="list1767048420876755418" text:style-name="L1">
        <text:list-item>
          <text:p text:style-name="P15">Cambio de base de números enteros.</text:p>
        </text:list-item>
        <text:list-item>
          <text:p text:style-name="P15">Simular la forma de almacenar internamente un valor. Debe permitir almacenar tanto valores numéricos (originalmente en cualquier base, que deberá indicarse) como una palabra o texto (utilizando un sistema específico de codificación, por ejemplo ASCII) y, en cada caso, sugerir las opciones posibles en cuanto a tamaño de estructura (byte, palabra o palabra doble) y forma de almacenamiento (números entero con o sin signo). Una vez seleccionadas se deberá mostrar su representación interna correspondiente a un conjunto de bits.</text:p>
        </text:list-item>
        <text:list-item>
          <text:p text:style-name="P15">Simular la forma de almacenamiento de punto flotante. Debe permitir elegir en <text:s/>que precisión se almacenara, elegir su signo, ingresar un valor decimal entero o fracción y elegir el exponente de su base. Luego deberá mostrar como se almacena.</text:p>
        </text:list-item>
      </text:list>
      <text:p text:style-name="Text"/>
      <text:h text:style-name="Heading_20_2" text:outline-level="2"><text:bookmark-start text:name="__RefHeading___Toc458_2691856809"/>Consideraciones:<text:bookmark-end text:name="__RefHeading___Toc458_2691856809"/></text:h>
      <text:list xml:id="list4288218236092852461" text:style-name="WW8Num9">
        <text:list-item>
          <text:p text:style-name="P16">Ingreso de un valor:</text:p>
          <text:list>
            <text:list-item>
              <text:p text:style-name="P16">Permitir ingresar valores variados según la explicación.</text:p>
            </text:list-item>
            <text:list-item>
              <text:p text:style-name="P16">Verificación del valor ingresado.</text:p>
            </text:list-item>
          </text:list>
        </text:list-item>
        <text:list-item>
          <text:p text:style-name="P16">Controles básicos que limiten errores en la selección de opciones:</text:p>
          <text:list>
            <text:list-item>
              <text:p text:style-name="P16">Elementos gráficos controladores.</text:p>
            </text:list-item>
            <text:list-item>
              <text:p text:style-name="P16">Mostrar información en pantalla según la selección realizada.</text:p>
            </text:list-item>
          </text:list>
        </text:list-item>
        <text:list-item>
          <text:p text:style-name="P16">Implementación del proceso de almacenamiento interno:</text:p>
          <text:list>
            <text:list-item>
              <text:p text:style-name="P16">Mostrar el resultado en binario agrupado de a 8 bits. </text:p>
            </text:list-item>
            <text:list-item>
              <text:p text:style-name="P16">Indicar si el valor no es almacenable en la estructura seleccionada.</text:p>
            </text:list-item>
          </text:list>
        </text:list-item>
        <text:list-item>
          <text:p text:style-name="P16">Números de punto flotante:</text:p>
          <text:list>
            <text:list-item>
              <text:p text:style-name="P16">Se considerará como puntaje extra a la implementación del almacenamiento de números de punto flotante. 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96933274"/><text:soft-page-break/>Objetivos<text:bookmark-end text:name="__RefHeading___Toc296933274"/></text:h>
      <text:p text:style-name="Text">Se implementaran herramientas las cuales facilitaran la conversión y almacenamiento de los caracteres ingresados </text:p>
      <text:p text:style-name="Text"/>
      <text:list xml:id="list7950821276955391704" text:style-name="WW8Num5">
        <text:list-item>
          <text:p text:style-name="OB">Poder cambiar de base los valores ingresados.</text:p>
        </text:list-item>
        <text:list-item>
          <text:p text:style-name="OB">Corroborar si es posible almacenar determinado valor en determinado espacio de almacenamiento.</text:p>
        </text:list-item>
        <text:list-item>
          <text:p text:style-name="OB">Almacenar punto flotante.</text:p>
        </text:list-item>
      </text:list>
      <text:h text:style-name="Heading_20_1" text:outline-level="1"><text:bookmark-start text:name="__RefHeading___Toc296933275"/>Lista de requerimientos<text:bookmark-end text:name="__RefHeading___Toc296933275"/></text:h>
      <text:h text:style-name="Heading_20_2" text:outline-level="2"><text:bookmark-start text:name="__RefHeading___Toc296933276"/>Requerimientos funcionales<text:bookmark-end text:name="__RefHeading___Toc296933276"/></text:h>
      <text:list xml:id="list6482887120946448118" text:style-name="WW8Num6">
        <text:list-item>
          <text:p text:style-name="RF">Cambio de base de binario a binario.</text:p>
        </text:list-item>
        <text:list-item>
          <text:p text:style-name="RF">Cambio de base de binario a octal.</text:p>
        </text:list-item>
        <text:list-item>
          <text:p text:style-name="RF">Cambio de base de binario a decimal.</text:p>
        </text:list-item>
        <text:list-item>
          <text:p text:style-name="RF">Cambio de base de binario a hexadecimal.</text:p>
        </text:list-item>
        <text:list-item>
          <text:p text:style-name="RF">Cambio de base de octal a binario.</text:p>
        </text:list-item>
        <text:list-item>
          <text:p text:style-name="RF">Cambio de base de octal a octal.</text:p>
        </text:list-item>
        <text:list-item>
          <text:p text:style-name="RF">Cambio de base de octal a decimal.</text:p>
        </text:list-item>
        <text:list-item>
          <text:p text:style-name="RF">Cambio de base de octal a hexadecimal.</text:p>
        </text:list-item>
        <text:list-item>
          <text:p text:style-name="RF">Cambio de base de decimal a binario.</text:p>
        </text:list-item>
        <text:list-item>
          <text:p text:style-name="RF">Cambio de base de decimal a octal.</text:p>
        </text:list-item>
        <text:list-item>
          <text:p text:style-name="RF">Cambio de base de decimal a decimal.</text:p>
        </text:list-item>
        <text:list-item>
          <text:p text:style-name="RF">Cambio de base de decimal a hexadecimal.</text:p>
        </text:list-item>
        <text:list-item>
          <text:p text:style-name="RF">Cambio de base de hexadecimal a binario.</text:p>
        </text:list-item>
        <text:list-item>
          <text:p text:style-name="RF">Cambio de base de hexadecimal a octal.</text:p>
        </text:list-item>
        <text:list-item>
          <text:p text:style-name="RF">Cambio de base de hexadecimal a decimal.</text:p>
        </text:list-item>
        <text:list-item>
          <text:p text:style-name="RF">Cambio de base de hexadecimal a hexadecimal.</text:p>
        </text:list-item>
        <text:list-item>
          <text:p text:style-name="RF">Conversión de caracteres a binario.</text:p>
        </text:list-item>
        <text:list-item>
          <text:p text:style-name="RF">Corroborar almacenamiento de números binarios con signo en byte.</text:p>
        </text:list-item>
        <text:list-item>
          <text:p text:style-name="RF">Corroborar almacenamiento de números binarios con signo en palabra.</text:p>
        </text:list-item>
        <text:list-item>
          <text:p text:style-name="RF">Corroborar almacenamiento de números binarios con signo en palabra doble.</text:p>
        </text:list-item>
        <text:list-item>
          <text:p text:style-name="RF">Corroborar almacenamiento de números binarios sin signo en byte.</text:p>
        </text:list-item>
        <text:list-item>
          <text:p text:style-name="RF">Corroborar almacenamiento de números binarios sin signo en palabra.</text:p>
        </text:list-item>
        <text:list-item>
          <text:p text:style-name="RF">Corroborar almacenamiento de números binarios sin signo en palabra doble.</text:p>
        </text:list-item>
        <text:list-item>
          <text:p text:style-name="RF">Corroborar almacenamiento de números octales con signo en byte.</text:p>
        </text:list-item>
        <text:list-item>
          <text:p text:style-name="RF">Corroborar almacenamiento de números octales con signo en palabra.</text:p>
        </text:list-item>
        <text:list-item>
          <text:p text:style-name="RF">Corroborar almacenamiento de números octales con signo en palabra doble.</text:p>
        </text:list-item>
        <text:list-item>
          <text:p text:style-name="RF">Corroborar almacenamiento de números octales sin signo en byte.</text:p>
        </text:list-item>
        <text:list-item>
          <text:p text:style-name="RF">Corroborar almacenamiento de números octales sin signo en palabra.</text:p>
        </text:list-item>
        <text:list-item>
          <text:p text:style-name="RF">Corroborar almacenamiento de números octales sin signo en palabra doble.</text:p>
        </text:list-item>
        <text:list-item>
          <text:p text:style-name="RF">Corroborar almacenamiento de números decimales con signo en byte.</text:p>
        </text:list-item>
        <text:list-item>
          <text:p text:style-name="RF">Corroborar almacenamiento de números decimales con signo en palabra.</text:p>
        </text:list-item>
        <text:list-item>
          <text:p text:style-name="RF"><text:soft-page-break/>Corroborar almacenamiento de números decimales con signo en palabra doble.</text:p>
        </text:list-item>
        <text:list-item>
          <text:p text:style-name="RF">Corroborar almacenamiento de números decimales sin signo en byte.</text:p>
        </text:list-item>
        <text:list-item>
          <text:p text:style-name="RF">Corroborar almacenamiento de números decimales sin signo en palabra.</text:p>
        </text:list-item>
        <text:list-item>
          <text:p text:style-name="RF">Corroborar almacenamiento de números decimales sin signo en palabra doble.</text:p>
        </text:list-item>
        <text:list-item>
          <text:p text:style-name="RF">Corroborar almacenamiento de números hexadecimales con signo en byte.</text:p>
        </text:list-item>
        <text:list-item>
          <text:p text:style-name="RF">Corroborar almacenamiento de números hexadecimales con signo en palabra.</text:p>
        </text:list-item>
        <text:list-item>
          <text:p text:style-name="RF">Corroborar almacenamiento de números hexadecimales con signo en palabra doble.</text:p>
        </text:list-item>
        <text:list-item>
          <text:p text:style-name="RF">Corroborar almacenamiento de números hexadecimales sin signo en byte.</text:p>
        </text:list-item>
        <text:list-item>
          <text:p text:style-name="RF">Corroborar almacenamiento de números hexadecimales sin signo en palabra.</text:p>
        </text:list-item>
        <text:list-item>
          <text:p text:style-name="RF">Corroborar almacenamiento de números hexadecimales sin signo en palabra doble.</text:p>
        </text:list-item>
        <text:list-item>
          <text:p text:style-name="RF">Almacenamiento de punto flotante.</text:p>
        </text:list-item>
      </text:list>
      <text:h text:style-name="Heading_20_2" text:outline-level="2"><text:bookmark-start text:name="__RefHeading___Toc296933277"/>Requerimientos No funcionales<text:bookmark-end text:name="__RefHeading___Toc296933277"/></text:h>
      <text:list xml:id="list1449204396817200858" text:style-name="WW8Num4">
        <text:list-item>
          <text:p text:style-name="RNF">Se utilizo el lenguaje JavaScript.</text:p>
        </text:list-item>
        <text:list-item>
          <text:p text:style-name="RNF">Se utilizo notepad++.</text:p>
        </text:list-item>
        <text:list-item>
          <text:p text:style-name="RNF">Se utilizo bootstrap para dar un mejor diseño.</text:p>
        </text:list-item>
        <text:list-item>
          <text:p text:style-name="RNF">Podrá ser ejecutado en cualquier navegador.</text:p>
        </text:list-item>
        <text:list-item>
          <text:p text:style-name="RNF">Interfaz intuitiva.</text:p>
        </text:list-item>
        <text:list-item>
          <text:p text:style-name="RNF">Interfaz visualmente agradable.</text:p>
        </text:list-item>
        <text:list-item>
          <text:p text:style-name="RNF">Se podrá seguir adaptando en el futuro.</text:p>
        </text:list-item>
      </text:list>
      <text:p text:style-name="Standard"/>
      <text:h text:style-name="Heading_20_1" text:outline-level="1"><text:bookmark-start text:name="__RefHeading___Toc296933278"/>Alcances y limitaciones<text:bookmark-end text:name="__RefHeading___Toc296933278"/></text:h>
      <text:h text:style-name="Heading_20_2" text:outline-level="2"><text:bookmark-start text:name="__RefHeading___Toc2842_3810091440"/>Alcances:<text:bookmark-end text:name="__RefHeading___Toc2842_3810091440"/></text:h>
      <text:h text:style-name="Heading_20_3" text:outline-level="3"><text:bookmark-start text:name="__RefHeading___Toc2844_3810091440"/>Cambio de base:<text:bookmark-end text:name="__RefHeading___Toc2844_3810091440"/></text:h>
      <text:p text:style-name="Text">Permitirá el cambio de la base del numero a la que se desea convertir.</text:p>
      <text:p text:style-name="Text"/>
      <text:h text:style-name="Heading_20_3" text:outline-level="3"><text:bookmark-start text:name="__RefHeading___Toc2846_3810091440"/>Almacenar internamente un valor:<text:bookmark-end text:name="__RefHeading___Toc2846_3810091440"/></text:h>
      <text:p text:style-name="Text">Mostrara si es posible almacenar un valor en determinado espacio de memoria.</text:p>
      <text:p text:style-name="Text">Permitirá convertir caracteres en binario y mostrara cuanto espacio utilizaría para almacenarlo en memoria.</text:p>
      <text:h text:style-name="Heading_20_3" text:outline-level="3"><text:bookmark-start text:name="__RefHeading___Toc2848_3810091440"/>Almacenamiento de punto flotante:<text:bookmark-end text:name="__RefHeading___Toc2848_3810091440"/></text:h>
      <text:p text:style-name="Text">Corroborara si es posible el almacenamiento de un numero seleccionado, y de ser posible mostrara como queda almacenado.</text:p>
      <text:p text:style-name="Text"/>
      <text:h text:style-name="Heading_20_2" text:outline-level="2"><text:bookmark-start text:name="__RefHeading___Toc2850_3810091440"/><text:soft-page-break/>Limitaciones:<text:bookmark-end text:name="__RefHeading___Toc2850_3810091440"/></text:h>
      <text:h text:style-name="Heading_20_3" text:outline-level="3"><text:bookmark-start text:name="__RefHeading___Toc2852_3810091440"/>Cambio de base:<text:bookmark-end text:name="__RefHeading___Toc2852_3810091440"/></text:h>
      <text:p text:style-name="Text">No se podrán ingresar letras a partir de G inclusive hasta Z.</text:p>
      <text:p text:style-name="Text"/>
      <text:h text:style-name="Heading_20_3" text:outline-level="3"><text:bookmark-start text:name="__RefHeading___Toc2854_3810091440"/>Almacenar internamente un valor:<text:bookmark-end text:name="__RefHeading___Toc2854_3810091440"/></text:h>
      <text:p text:style-name="Text">No se podrán ingresar letras a partir de G inclusive hasta Z.</text:p>
      <text:p text:style-name="Text"/>
      <text:h text:style-name="Heading_20_3" text:outline-level="3"><text:bookmark-start text:name="__RefHeading___Toc2856_3810091440"/>Almacenamiento de punto flotante:<text:bookmark-end text:name="__RefHeading___Toc2856_3810091440"/></text:h>
      <text:p text:style-name="Text"><text:s/>No se podrán ingresar letras.</text:p>
      <text:p text:style-name="Text"/>
      <text:h text:style-name="Heading_20_1" text:outline-level="1"><text:bookmark-start text:name="__RefHeading___Toc296933286"/>Diseño<text:bookmark-end text:name="__RefHeading___Toc296933286"/></text:h>
      <text:p text:style-name="P17"/>
      <text:h text:style-name="Heading_20_2" text:outline-level="2"><text:bookmark-start text:name="__RefHeading__4292_1512832458"/>Manual de Usuario<text:bookmark-end text:name="__RefHeading__4292_1512832458"/></text:h>
      <text:p text:style-name="Text"/>
      <text:h text:style-name="Heading_20_3" text:outline-level="3"><text:bookmark-start text:name="__RefHeading__4294_1512832458"/>Inicio:<text:bookmark-end text:name="__RefHeading__4294_1512832458"/></text:h>
      <text:p text:style-name="Standard"/>
      <text:p text:style-name="Text">Al ingresar al programa se le aparecera un menu en el cual podra elegir la tarea a realizar.</text:p>
      <text:p text:style-name="Text"/>
      <text:p text:style-name="Text"><draw:frame draw:style-name="fr1" draw:name="gráficos1" text:anchor-type="paragraph" svg:width="14.088cm" svg:height="9.737cm" draw:z-index="0"><draw:image xlink:href="Pictures/2000000700006265000044037D7C4626.svm" xlink:type="simple" xlink:show="embed" xlink:actuate="onLoad"/></draw:frame></text:p>
      <text:h text:style-name="P14" text:outline-level="3" text:is-list-header="true"><text:soft-page-break/></text:h>
      <text:h text:style-name="P14" text:outline-level="3"><text:bookmark-start text:name="__RefHeading__4296_1512832458"/>Cambio de base:<text:bookmark-end text:name="__RefHeading__4296_1512832458"/></text:h>
      <text:p text:style-name="P12"/>
      <text:p text:style-name="Text">En esta seccion se podra ingresar numeros de diferentes bases y se lo comvertira a otra base a eleccion.</text:p>
      <text:p text:style-name="Text"><draw:frame draw:style-name="fr2" draw:name="gráficos2" text:anchor-type="paragraph" svg:x="-0.026cm" svg:y="1.106cm" svg:width="15.998cm" svg:height="2.448cm" draw:z-index="1"><draw:image xlink:href="Pictures/200000070000629A00000F1873E30594.svm" xlink:type="simple" xlink:show="embed" xlink:actuate="onLoad"/></draw:frame>Primero debera ingresar un numero.</text:p>
      <text:p text:style-name="Text"/>
      <text:p text:style-name="Text"/>
      <text:p text:style-name="Text"><draw:frame draw:style-name="fr2" draw:name="gráficos3" text:anchor-type="paragraph" svg:x="0.982cm" svg:y="1.244cm" svg:width="14.088cm" svg:height="3.179cm" draw:z-index="2"><draw:image xlink:href="Pictures/20000007000062800000163AA3C1A7C8.svm" xlink:type="simple" xlink:show="embed" xlink:actuate="onLoad"/></draw:frame>Luego debera elegir la base del numero y a cual la desea convertir.</text:p>
      <text:p text:style-name="Text"/>
      <text:p text:style-name="Text"/>
      <text:p text:style-name="Text"><draw:frame draw:style-name="fr2" draw:name="gráficos4" text:anchor-type="paragraph" svg:x="1.062cm" svg:y="1.508cm" svg:width="14.088cm" svg:height="2.17cm" draw:z-index="3"><draw:image xlink:href="Pictures/200000070000629A00000F320418E1ED.svm" xlink:type="simple" xlink:show="embed" xlink:actuate="onLoad"/></draw:frame>Por ultimo hacer click en “Cambiar” y le aparecera el numero transformado en la base que eligio.</text:p>
      <text:p text:style-name="Text"/>
      <text:p text:style-name="Text"/>
      <text:p text:style-name="Text"><draw:frame draw:style-name="fr2" draw:name="gráficos5" text:anchor-type="paragraph" svg:x="0.956cm" svg:y="2.152cm" svg:width="14.088cm" svg:height="2.154cm" draw:z-index="4"><draw:image xlink:href="Pictures/20000007000062B500000F18A7C4D239.svm" xlink:type="simple" xlink:show="embed" xlink:actuate="onLoad"/></draw:frame>En caso de no ingresar ningun numero o ingresar un numero en la base equivocada le aparecera un mensaje de error.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><text:soft-page-break/></text:p>
      <text:h text:style-name="Heading_20_3" text:outline-level="3"><text:bookmark-start text:name="__RefHeading__4298_1512832458"/>Almacenar internamente un valor:<text:bookmark-end text:name="__RefHeading__4298_1512832458"/></text:h>
      <text:p text:style-name="Standard"/>
      <text:p text:style-name="Text"><text:tab/>En esta seccion se podra ingresar valores de diferentes tipos, signos, ademas debera ingresar en donde lo almacenara y se mostrara si se puede almacenar con su bits. En caso de ser un valor tipo texto se mostrara la representacion de bits de los caracteres que halla ingresado y como se almacenara.</text:p>
      <text:p text:style-name="Text"><draw:frame draw:style-name="fr2" draw:name="gráficos6" text:anchor-type="paragraph" svg:x="1.3cm" svg:y="0.476cm" svg:width="14.088cm" svg:height="2.431cm" draw:z-index="5"><draw:image xlink:href="Pictures/2000000700006230000010F41598FDD2.svm" xlink:type="simple" xlink:show="embed" xlink:actuate="onLoad"/></draw:frame></text:p>
      <text:p text:style-name="Text"/>
      <text:p text:style-name="Text"><draw:frame draw:style-name="fr2" draw:name="gráficos7" text:anchor-type="paragraph" svg:x="0.956cm" svg:y="1.085cm" svg:width="14.088cm" svg:height="3.507cm" draw:z-index="6"><draw:image xlink:href="Pictures/2000000700006265000018806C8597A3.svm" xlink:type="simple" xlink:show="embed" xlink:actuate="onLoad"/></draw:frame>Primero deberera ingresar un valor y su tipo.</text:p>
      <text:p text:style-name="Text"/>
      <text:p text:style-name="Text"/>
      <text:p text:style-name="Text"><draw:frame draw:style-name="fr2" draw:name="gráficos8" text:anchor-type="paragraph" svg:x="1.088cm" svg:y="1.64cm" svg:width="14.088cm" svg:height="2.947cm" draw:z-index="7"><draw:image xlink:href="Pictures/20000007000062CF000014ADC366B64E.svm" xlink:type="simple" xlink:show="embed" xlink:actuate="onLoad"/></draw:frame>En caso que halla elegido un valor de tipo texto al hacer click en “Verificar” se mostrara la representacion de bits de los caracteres ingresados y en que se almacenara.</text:p>
      <text:p text:style-name="Text"/>
      <text:p text:style-name="Text"><draw:frame draw:style-name="fr2" draw:name="gráficos9" text:anchor-type="paragraph" svg:x="1.062cm" svg:y="1.693cm" svg:width="14.088cm" svg:height="3.103cm" draw:z-index="8"><draw:image xlink:href="Pictures/2000000700006280000015B5EFEDE175.svm" xlink:type="simple" xlink:show="embed" xlink:actuate="onLoad"/></draw:frame>De otra manera si se eligio una base para el valor, debera elegir su signo y en que lo almacenara.</text:p>
      <text:p text:style-name="Text"/>
      <text:p text:style-name="Text"/>
      <text:p text:style-name="Text"/>
      <text:p text:style-name="Text"><text:soft-page-break/></text:p>
      <text:p text:style-name="Text"><draw:frame draw:style-name="fr2" draw:name="gráficos10" text:anchor-type="paragraph" svg:x="1.3cm" svg:y="1.508cm" svg:width="14.088cm" svg:height="2.96cm" draw:z-index="9"><draw:image xlink:href="Pictures/20000007000061E10000149261902FB3.svm" xlink:type="simple" xlink:show="embed" xlink:actuate="onLoad"/></draw:frame>Luego al hacer click en “Verificar” se mostrara un mensaje verificador y los bits del valor.</text:p>
      <text:p text:style-name="Text"/>
      <text:p text:style-name="Text"/>
      <text:p text:style-name="Text"><draw:frame draw:style-name="fr2" draw:name="gráficos11" text:anchor-type="paragraph" svg:x="1.3cm" svg:y="1.323cm" svg:width="14.088cm" svg:height="2.392cm" draw:z-index="10"><draw:image xlink:href="Pictures/200000070000629A000010BF6DDDE7E8.svm" xlink:type="simple" xlink:show="embed" xlink:actuate="onLoad"/></draw:frame>En caso de que el valor no entre en lo que se eligio se mostrara este mensaje.</text:p>
      <text:p text:style-name="Text"/>
      <text:h text:style-name="Heading_20_3" text:outline-level="3"><text:bookmark-start text:name="__RefHeading__4300_1512832458"/>Almacenamiento de punto flotante:<text:bookmark-end text:name="__RefHeading__4300_1512832458"/></text:h>
      <text:p text:style-name="Standard"/>
      <text:p text:style-name="Text"><draw:frame draw:style-name="fr2" draw:name="gráficos12" text:anchor-type="paragraph" svg:x="1.221cm" svg:y="1.961cm" svg:width="14.088cm" svg:height="2.254cm" draw:z-index="11"><draw:image xlink:href="Pictures/200000070000623000000FB73C8D1937.svm" xlink:type="simple" xlink:show="embed" xlink:actuate="onLoad"/></draw:frame>En esta seccion se podra ingresar un valor y una presicion para almacenar. Luego se mostrara en pantalla los bits del valor separado en el bit de signo, los de la mantisa y los de el exponente.</text:p>
      <text:p text:style-name="Text"/>
      <text:p text:style-name="Text"/>
      <text:p text:style-name="Text"><draw:frame draw:style-name="fr2" draw:name="gráficos13" text:anchor-type="paragraph" svg:x="1.274cm" svg:y="1.588cm" svg:width="14.088cm" svg:height="2.545cm" draw:z-index="12"><draw:image xlink:href="Pictures/2000000700006265000011C8C67AAF65.svm" xlink:type="simple" xlink:show="embed" xlink:actuate="onLoad"/></draw:frame>Primero debera elegir el signo del numero, ingresar su parte entera y de fraccion.</text:p>
      <text:p text:style-name="Text"/>
      <text:p text:style-name="Text"/>
      <text:p text:style-name="Text"><draw:frame draw:style-name="fr2" draw:name="gráficos14" text:anchor-type="paragraph" svg:x="1.115cm" svg:y="0.873cm" svg:width="14.088cm" svg:height="2.909cm" draw:z-index="13"><draw:image xlink:href="Pictures/200000070000631F00001478502D71DD.svm" xlink:type="simple" xlink:show="embed" xlink:actuate="onLoad"/></draw:frame>Luego debera ingresar su exponente y elegir la presicion a utilizar.</text:p>
      <text:p text:style-name="Text"/>
      <text:p text:style-name="Text"><text:soft-page-break/></text:p>
      <text:p text:style-name="Text"><draw:frame draw:style-name="fr2" draw:name="gráficos15" text:anchor-type="paragraph" svg:x="1.3cm" svg:y="1.667cm" svg:width="14.088cm" svg:height="2.868cm" draw:z-index="14"><draw:image xlink:href="Pictures/20000007000062800000140E2D913A68.svm" xlink:type="simple" xlink:show="embed" xlink:actuate="onLoad"/></draw:frame>Por ultimo se debera hacer click en “Calcular” y se mostrara los diferentes bits de signo, exponente y mantisa.</text:p>
      <text:p text:style-name="Text"/>
      <text:p text:style-name="Text"/>
      <text:p text:style-name="Text"/>
      <text:p text:style-name="Text"><draw:frame draw:style-name="fr2" draw:name="gráficos16" text:anchor-type="paragraph" svg:x="1.221cm" svg:y="1.27cm" svg:width="14.088cm" svg:height="2.277cm" draw:z-index="15"><draw:image xlink:href="Pictures/200000070000628000000FEC16C7316F.svm" xlink:type="simple" xlink:show="embed" xlink:actuate="onLoad"/></draw:frame>En caso de pasarse de la precision utilizada se mostrara el siguiente mensa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C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Century Gothic" fo:font-size="12pt" fo:language="es" fo:country="UY" style:font-name-asian="Times New Roman" style:font-size-asian="12pt" style:language-asian="es" style:country-asian="UY" style:font-name-complex="Century Gothic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106cm" fo:text-align="center" style:justify-single-word="false"/>
      <style:text-properties style:font-name="Arial" fo:font-size="18pt" fo:font-weight="bold" style:letter-kerning="true" style:font-size-asian="18pt" style:font-weight-asian="bold" style:font-name-complex="Arial" style:font-size-complex="16pt" style:font-weight-complex="normal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left="0.762cm" fo:margin-right="0cm" fo:margin-top="0.423cm" fo:margin-bottom="0.106cm" fo:text-indent="-0.762cm" style:auto-text-indent="false" fo:padding-left="0cm" fo:padding-right="0cm" fo:padding-top="0cm" fo:padding-bottom="0.035cm" fo:border-left="none" fo:border-right="none" fo:border-top="none" fo:border-bottom="0.018cm solid #000000" fo:keep-with-next="always">
        <style:tab-stops>
          <style:tab-stop style:position="0.762cm"/>
        </style:tab-stops>
      </style:paragraph-properties>
      <style:text-properties style:font-name="Arial" fo:font-size="16pt" fo:font-weight="bold" style:letter-kerning="true" style:font-size-asian="16pt" style:font-weight-asian="bold" style:font-name-complex="Ari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left="1.016cm" fo:margin-right="0cm" fo:margin-top="0.423cm" fo:margin-bottom="0.106cm" fo:text-indent="-1.016cm" style:auto-text-indent="false" fo:keep-with-next="always">
        <style:tab-stops>
          <style:tab-stop style:position="1.016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style-complex="normal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left="1.27cm" fo:margin-right="0cm" fo:margin-top="0.423cm" fo:margin-bottom="0.106cm" fo:text-indent="-1.27cm" style:auto-text-indent="false" fo:keep-with-next="always">
        <style:tab-stops>
          <style:tab-stop style:position="1.27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style:font-weight-complex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>
        <style:tab-stops>
          <style:tab-stop style:position="1.524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left="1.778cm" fo:margin-right="0cm" fo:margin-top="0.423cm" fo:margin-bottom="0.106cm" fo:text-indent="-1.778cm" style:auto-text-indent="false">
        <style:tab-stops>
          <style:tab-stop style:position="1.778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normal" style:font-weight-complex="normal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left="2.032cm" fo:margin-right="0cm" fo:margin-top="0.423cm" fo:margin-bottom="0.106cm" fo:text-indent="-2.032cm" style:auto-text-indent="false">
        <style:tab-stops>
          <style:tab-stop style:position="2.03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style:font-name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style:font-name="Times New Roman" fo:font-style="italic" style:font-style-asian="italic" style:font-name-complex="Times New Roman" style:font-style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Text" style:family="paragraph" style:parent-style-name="Standard" style:class="extra">
      <style:paragraph-properties fo:margin-left="1.91cm" fo:margin-right="0cm" fo:text-indent="0cm" style:auto-text-indent="false"/>
      <style:text-properties style:font-size-complex="10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Number" style:display-name="List Number" style:family="paragraph" style:parent-style-name="Standard" style:list-style-name="WW8Num2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nota" style:family="paragraph" style:parent-style-name="Standard">
      <style:paragraph-properties fo:margin-left="2.501cm" fo:margin-right="0cm" fo:text-indent="0cm" style:auto-text-indent="false"/>
      <style:text-properties style:font-name="Arial" fo:font-style="italic" style:font-style-asian="italic" style:font-name-complex="Arial"/>
    </style:style>
    <style:style style:name="RF" style:family="paragraph" style:parent-style-name="Standard" style:next-style-name="Standard" style:list-style-name="WW8Num6">
      <style:paragraph-properties fo:margin-left="1.259cm" fo:margin-right="0cm" fo:text-indent="-0.63cm" style:auto-text-indent="false">
        <style:tab-stops>
          <style:tab-stop style:position="0.635cm"/>
        </style:tab-stops>
      </style:paragraph-properties>
      <style:text-properties style:font-name="Arial" style:font-name-complex="Arial"/>
    </style:style>
    <style:style style:name="OB" style:family="paragraph" style:parent-style-name="Standard" style:list-style-name="WW8Num5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RNF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Estilo1" style:family="paragraph" style:parent-style-name="RNF" style:list-style-name="WW8Num3">
      <style:paragraph-properties fo:margin-left="1.27cm" fo:margin-right="0cm" fo:text-indent="-0.635cm" style:auto-text-indent="false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_20_Car_20_Car" style:display-name=" Car Car" style:family="text" style:parent-style-name="Default_20_Paragraph_20_Font">
      <style:text-properties style:font-name="Arial" fo:font-size="14pt" fo:language="es" fo:country="UY" fo:font-weight="bold" style:font-size-asian="14pt" style:language-asian="es" style:country-asian="UY" style:font-weight-asian="bold" style:font-name-complex="Arial" style:font-size-complex="14pt" style:language-complex="ar" style:country-complex="SA" style:font-style-complex="normal" style:font-weight-complex="normal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ar_20_Car1" style:display-name=" Car Car1" style:family="text" style:parent-style-name="Default_20_Paragraph_20_Font">
      <style:text-properties style:font-name="Tahoma" fo:font-size="17pt" fo:language="es" fo:country="UY" fo:font-weight="bold" style:font-size-asian="17pt" style:language-asian="es" style:country-asian="UY" style:font-weight-asian="bold" style:font-name-complex="Arial" style:font-size-complex="14pt" style:language-complex="ar" style:country-complex="SA" style:font-style-complex="normal" style:font-weight-complex="norma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fo:font-size="10pt" style:font-size-asian="10pt" style:font-name-complex="Courier New" style:font-size-complex="10pt"/>
    </style:style>
    <style:style style:name="WW8Num9z2" style:family="text">
      <style:text-properties style:font-name="Wingdings" style:font-name-complex="Wingding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R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RN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OB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RF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asignatura</text:p>
        <text:p text:style-name="Header"/>
      </style:header>
      <style:footer>
        <text:p text:style-name="MP1"><text:tab/><text:page-number style:num-format="1"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yectos</dc:title>
    <meta:initial-creator>Eduardo Olivera</meta:initial-creator>
    <meta:creation-date>2011-06-27T09:14:00</meta:creation-date>
    <dc:date>2017-07-12T17:32:32.84</dc:date>
    <meta:editing-cycles>11</meta:editing-cycles>
    <meta:editing-duration>PT21H51M26S</meta:editing-duration>
    <meta:generator>OpenOffice/4.1.3$Win32 OpenOffice.org_project/413m1$Build-9783</meta:generator>
    <meta:print-date>2017-07-12T17:27:45.64</meta:print-date>
    <meta:document-statistic meta:table-count="0" meta:image-count="16" meta:object-count="0" meta:page-count="10" meta:paragraph-count="154" meta:word-count="1377" meta:character-count="8533"/>
  </office:meta>
</office:document-meta>
</file>